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6.549cm" svg:height="15.512cm" svg:x="3.573cm" svg:y="5.259cm">
            <draw:object draw:notify-on-update-of-ranges="Arkusz1.L5:Arkusz1.L5 Arkusz1.K5:Arkusz1.K5 Arkusz1.J5:Arkusz1.J5 Arkusz1.J6:Arkusz1.J6 Arkusz1.L6:Arkusz1.L6 Arkusz1.K6:Arkusz1.K6 Arkusz1.J7:Arkusz1.J7 Arkusz1.L7:Arkusz1.L7 Arkusz1.K7:Arkusz1.K7 Arkusz1.K8:Arkusz1.K8 Arkusz1.J8:Arkusz1.J8 Arkusz1.L8:Arkusz1.L8 Arkusz1.K9:Arkusz1.K9 Arkusz1.J9:Arkusz1.J9 Arkusz1.L9:Arkusz1.L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Zadani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ainstalowanie oprogramowania w szko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prowadzenie dany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Ustawienie domyślne oprogramowania pod daną instytucję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zyszykowanie klienta do obsługi oprogramowani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stowanie oprogramowani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11:42:39.097000000</dc:date>
    <meta:editing-duration>PT23M</meta:editing-duration>
    <meta:editing-cycles>1</meta:editing-cycles>
    <meta:document-statistic meta:table-count="1" meta:cell-count="18" meta:object-count="1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4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55cm" svg:height="15.513cm" xlink:href=".." xlink:type="simple" chart:class="chart:stock" chart:style-name="ch1">
        <chart:title svg:x="11.789cm" svg:y="0.446cm" chart:style-name="ch2">
          <text:p>Harmonogram</text:p>
        </chart:title>
        <chart:legend chart:legend-position="bottom" svg:x="3.727cm" svg:y="13.918cm" style:legend-expansion="wide" chart:style-name="ch3"/>
        <chart:plot-area chart:style-name="ch4" table:cell-range-address="Arkusz1.J5:Arkusz1.L9" chart:data-source-has-labels="row" svg:x="1.542cm" svg:y="1.535cm" svg:width="24.477cm" svg:height="10.908cm">
          <chart:coordinate-region svg:x="1.978cm" svg:y="1.734cm" svg:width="24.041cm" svg:height="10.51cm"/>
          <chart:axis chart:dimension="x" chart:name="primary-x" chart:style-name="ch5">
            <chart:title svg:x="13.127cm" svg:y="12.753cm" chart:style-name="ch6">
              <text:p>Zadania</text:p>
            </chart:title>
          </chart:axis>
          <chart:axis chart:dimension="y" chart:name="primary-y" chart:style-name="ch5">
            <chart:title svg:x="0.451cm" svg:y="7.774cm" chart:style-name="ch7">
              <text:p>Czas(tyg.)</text:p>
            </chart:title>
            <chart:grid chart:style-name="ch8" chart:class="major"/>
          </chart:axis>
          <chart:series chart:attached-axis="primary-y">
            <chart:data-point/>
          </chart:series>
          <chart:series chart:values-cell-range-address="Arkusz1.K5:Arkusz1.K5" chart:attached-axis="primary-y">
            <chart:data-point/>
          </chart:series>
          <chart:series chart:values-cell-range-address="Arkusz1.L5:Arkusz1.L5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eries chart:values-cell-range-address="Arkusz1.K6:Arkusz1.K6" chart:attached-axis="primary-y">
            <chart:data-point/>
          </chart:series>
          <chart:series chart:values-cell-range-address="Arkusz1.L6:Arkusz1.L6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eries chart:values-cell-range-address="Arkusz1.K7:Arkusz1.K7" chart:attached-axis="primary-y">
            <chart:data-point/>
          </chart:series>
          <chart:series chart:values-cell-range-address="Arkusz1.L7:Arkusz1.L7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eries chart:values-cell-range-address="Arkusz1.K8:Arkusz1.K8" chart:attached-axis="primary-y">
            <chart:data-point/>
          </chart:series>
          <chart:series chart:values-cell-range-address="Arkusz1.L8:Arkusz1.L8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eries chart:values-cell-range-address="Arkusz1.K9:Arkusz1.K9" chart:attached-axis="primary-y">
            <chart:data-point/>
          </chart:series>
          <chart:series chart:values-cell-range-address="Arkusz1.L9:Arkusz1.L9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1.K5:Arkusz1.K5</svg:desc>
                </draw:g>
              </table:table-cell>
              <table:table-cell office:value-type="float" office:value="3">
                <text:p>3</text:p>
                <draw:g>
                  <svg:desc>Arkusz1.L5:Arkusz1.L5</svg:desc>
                </draw:g>
              </table:table-cell>
              <table:table-cell office:value-type="float" office:value="3">
                <text:p>3</text:p>
                <draw:g>
                  <svg:desc>Arkusz1.K6:Arkusz1.K6</svg:desc>
                </draw:g>
              </table:table-cell>
              <table:table-cell office:value-type="float" office:value="5">
                <text:p>5</text:p>
                <draw:g>
                  <svg:desc>Arkusz1.L6:Arkusz1.L6</svg:desc>
                </draw:g>
              </table:table-cell>
              <table:table-cell office:value-type="float" office:value="5">
                <text:p>5</text:p>
                <draw:g>
                  <svg:desc>Arkusz1.K7:Arkusz1.K7</svg:desc>
                </draw:g>
              </table:table-cell>
              <table:table-cell office:value-type="float" office:value="7">
                <text:p>7</text:p>
                <draw:g>
                  <svg:desc>Arkusz1.L7:Arkusz1.L7</svg:desc>
                </draw:g>
              </table:table-cell>
              <table:table-cell office:value-type="float" office:value="3">
                <text:p>3</text:p>
                <draw:g>
                  <svg:desc>Arkusz1.K8:Arkusz1.K8</svg:desc>
                </draw:g>
              </table:table-cell>
              <table:table-cell office:value-type="float" office:value="7">
                <text:p>7</text:p>
                <draw:g>
                  <svg:desc>Arkusz1.L8:Arkusz1.L8</svg:desc>
                </draw:g>
              </table:table-cell>
              <table:table-cell office:value-type="float" office:value="5">
                <text:p>5</text:p>
                <draw:g>
                  <svg:desc>Arkusz1.K9:Arkusz1.K9</svg:desc>
                </draw:g>
              </table:table-cell>
              <table:table-cell office:value-type="float" office:value="6">
                <text:p>6</text:p>
                <draw:g>
                  <svg:desc>Arkusz1.L9:Arkusz1.L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